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0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1.409cm"/>
    </style:style>
    <style:style style:name="co5" style:family="table-column">
      <style:table-column-properties fo:break-before="auto" style:column-width="1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Graph" table:style-name="ta1" table:print="false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table:style-name="ce1"/>
          <table:table-cell office:value-type="string">
            <text:p>internal</text:p>
          </table:table-cell>
          <table:table-cell office:value-type="string">
            <text:p>public</text:p>
          </table:table-cell>
          <table:table-cell office:value-type="string">
            <text:p>TC related</text:p>
          </table:table-cell>
        </table:table-row>
        <table:table-row table:style-name="ro1">
          <table:table-cell table:style-name="ce1" office:value-type="string">
            <text:p>String getId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createVertex(Class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createEdge(Class, Vertex, 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Loading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loadingCompleted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GraphModified(long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long getGraphVersion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VertexListModified(lo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ng getVertexListVersion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EdgeListModified(lo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ng getEdgeListVersion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containsVertex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containsEdge(Edge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deleteVertex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deleteEdge(Edge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getFirst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FirstVertex(Vertex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FirstVertex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Last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Edg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Edge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Edge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LastEdg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Vertex(int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Edge(int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MaxV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ExpandedVertex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ExpandedEdge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MaxE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VCount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nt getECount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oid setId(Stri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terable edges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edges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edges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List reachableVertices(Vertex, String, Class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Iterable vertices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vertices(Vertex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vertices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oid defragme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ransaction newTransaction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Transaction newReadOnlyTransaction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void setCurrentTransaction(Transaction)</text:p>
          </table:table-cell>
          <table:table-cell office:value-type="string">
            <text:p>x</text:p>
          </table:table-cell>
          <table:table-cell/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Transaction getCurrentTransaction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void commit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void abort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boolean isInConflic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avepoint defineSavepoin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storeSavepoint(Savepoint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hasStandardSuppor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hasTransactionSuppor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hasDatabaseSuppor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sortVertices(Comparato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sortEdges(Comparato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addGraphStructureChangedListener(GraphStructureChangedListene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moveGraphStructureChangedListener(GraphStructureChangedListene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moveAllGraphStructureChangedListeners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GraphStructureChangedListenerCoun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CARuleManagerInterface getECARuleManager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TraversalContext setTraversalContext(TraversalContext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TraversalContext getTraversalContext(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 table:number-rows-repeated="10485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ertex" table:style-name="ta1" table:print="false">
        <table:table-column table:style-name="co4" table:default-cell-style-name="Default"/>
        <table:table-column table:style-name="co2" table:number-columns-repeated="3" table:default-cell-style-name="ce2"/>
        <table:table-row table:style-name="ro1">
          <table:table-cell table:style-name="ce1"/>
          <table:table-cell office:value-type="string">
            <text:p>internal</text:p>
          </table:table-cell>
          <table:table-cell office:value-type="string">
            <text:p>public</text:p>
          </table:table-cell>
          <table:table-cell office:value-type="string">
            <text:p>TC related</text:p>
          </table:table-cell>
        </table:table-row>
        <table:table-row table:style-name="ro1">
          <table:table-cell table:style-name="ce1" office:value-type="string">
            <text:p>void delete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IncidenceListModified(lo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ng getIncidenceListVersion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Degree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Degree(EdgeDirection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Degree(EdgeClass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Degree(Class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Degree(EdgeClass, EdgeDirection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Degree(Class, EdgeDirection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getNext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NextVertex(Vertex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NextVertex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Prev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boolean, AggregationKind[]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Edge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LastIncidenc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boolean isBefore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putBefore(Vertex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After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putAfter(Vertex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terable incidences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Edge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List reachableVertices(String, Class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Set reachableVertices(Class, PathElement[]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boolean isValidAlpha(Edg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ValidOmega(Edg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ortIncidences(Comparato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DirectedM1EdgeClass getEdgeForRolename(Stri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ist adjacences(String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addAdjacence(String, 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List removeAdjacences(String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moveAdjacence(String, 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 table:number-rows-repeated="104853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dge" table:style-name="ta1" table:print="false">
        <table:table-column table:style-name="co5" table:default-cell-style-name="Default"/>
        <table:table-column table:style-name="co2" table:number-columns-repeated="3" table:default-cell-style-name="ce2"/>
        <table:table-row table:style-name="ro1">
          <table:table-cell table:style-name="ce1"/>
          <table:table-cell office:value-type="string">
            <text:p>internal</text:p>
          </table:table-cell>
          <table:table-cell office:value-type="string">
            <text:p>public</text:p>
          </table:table-cell>
          <table:table-cell office:value-type="string">
            <text:p>TC related</text:p>
          </table:table-cell>
        </table:table-row>
        <table:table-row table:style-name="ro1">
          <table:table-cell table:style-name="ce1" office:value-type="string">
            <text:p>void delete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NextIncidence(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NextIncidence(boolean, AggregationKind[]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NextIncidence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NextIncidence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NextIncidence(Edge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NextIncidence(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NextIncidence(EdgeClass, boolea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NextIncidence(Class, boolea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NextIncidence(EdgeClass, EdgeDirection, boolea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NextIncidence(Class, EdgeDirection, boolea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PrevIncidenc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This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getTha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String getThisRole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String getThatRole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Edg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NextEdge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NextEdge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PrevEdg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Alpha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getOmega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BeforeIncidence(Edge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AfterIncidence(Edge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BeforeEdge(Edge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putBeforeEdge(Edg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AfterEdge(Edge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putAfterEdge(Edg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etAlpha(Vertex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etOmega(Vertex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etThis(Vertex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etThat(Vertex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IncidenceBefore(Edg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IncidenceAfter(Edg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ge getNormalEdge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ReversedEdge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Normal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AggregationKind getSemantics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AggregationKind getAlphaSemantics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AggregationKind getOmegaSemantics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AggregationKind getThisSemantics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AggregationKind getThatSemantics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 table:number-rows-repeated="1048531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14.09.2011</text:date>, <text:time>16:07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scha Strauß</meta:initial-creator>
    <meta:creation-date>2011-09-14T15:28:09</meta:creation-date>
    <dc:date>2011-09-14T16:07:17</dc:date>
    <dc:creator>Sascha Strauß</dc:creator>
    <meta:editing-duration>PT00H23M47S</meta:editing-duration>
    <meta:editing-cycles>5</meta:editing-cycles>
    <meta:generator>OpenOffice.org/3.2$Unix OpenOffice.org_project/320m12$Build-9483</meta:generator>
    <meta:document-statistic meta:table-count="3" meta:cell-count="410" meta:object-count="0"/>
  </office:meta>
</office:document-meta>
</file>